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JcaListenerContainerFactory.setTransactionManager( Object transaction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caListenerContainerFactory.setPhase( int ph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caListenerContainerFactory.createListenerContainer( JmsListenerEndpoint endpoi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DefaultJcaListenerContainerFactory.setDestinationResolver( DestinationResolver destination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caListenerContainerFactory.setActivationSpecFactory( JmsActivationSpecFactory activationSpec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caListenerContainerFactory.setResourceAdapter( ResourceAdapter resourceAdap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caListenerContainerFactory.createContainer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